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8eb" officeooo:paragraph-rsid="000498eb"/>
    </style:style>
    <style:style style:name="P2" style:family="paragraph" style:parent-style-name="Standard">
      <style:text-properties officeooo:rsid="000498eb" officeooo:paragraph-rsid="0004eb00"/>
    </style:style>
    <style:style style:name="P3" style:family="paragraph" style:parent-style-name="Standard">
      <style:text-properties officeooo:rsid="000498eb" officeooo:paragraph-rsid="000e94af"/>
    </style:style>
    <style:style style:name="P4" style:family="paragraph" style:parent-style-name="Standard">
      <style:text-properties officeooo:rsid="000498eb" officeooo:paragraph-rsid="0012f2a1"/>
    </style:style>
    <style:style style:name="P5" style:family="paragraph" style:parent-style-name="Standard">
      <style:text-properties officeooo:rsid="000498eb" officeooo:paragraph-rsid="0020c998"/>
    </style:style>
    <style:style style:name="P6" style:family="paragraph" style:parent-style-name="Standard">
      <style:text-properties officeooo:rsid="000498eb" officeooo:paragraph-rsid="0021a845"/>
    </style:style>
    <style:style style:name="P7" style:family="paragraph" style:parent-style-name="Standard">
      <style:text-properties officeooo:rsid="000498eb" officeooo:paragraph-rsid="002b8b41"/>
    </style:style>
    <style:style style:name="P8" style:family="paragraph" style:parent-style-name="Standard">
      <style:text-properties officeooo:rsid="000498eb" officeooo:paragraph-rsid="0046e0d0"/>
    </style:style>
    <style:style style:name="P9" style:family="paragraph" style:parent-style-name="Standard">
      <style:text-properties officeooo:rsid="000498eb" officeooo:paragraph-rsid="004be087"/>
    </style:style>
    <style:style style:name="P10" style:family="paragraph" style:parent-style-name="Standard">
      <style:text-properties officeooo:rsid="000498eb" officeooo:paragraph-rsid="004f43c3"/>
    </style:style>
    <style:style style:name="P11" style:family="paragraph" style:parent-style-name="Standard">
      <style:text-properties officeooo:rsid="000498eb" officeooo:paragraph-rsid="00520d5c"/>
    </style:style>
    <style:style style:name="P12" style:family="paragraph" style:parent-style-name="Standard">
      <style:text-properties officeooo:rsid="000498eb" officeooo:paragraph-rsid="005678b3"/>
    </style:style>
    <style:style style:name="P13" style:family="paragraph" style:parent-style-name="Standard">
      <style:text-properties officeooo:rsid="000498eb" officeooo:paragraph-rsid="005c36da"/>
    </style:style>
    <style:style style:name="P14" style:family="paragraph" style:parent-style-name="Standard">
      <style:text-properties officeooo:rsid="000498eb" officeooo:paragraph-rsid="007bc631"/>
    </style:style>
    <style:style style:name="P15" style:family="paragraph" style:parent-style-name="Standard">
      <style:text-properties officeooo:rsid="0012f2a1" officeooo:paragraph-rsid="0012f2a1"/>
    </style:style>
    <style:style style:name="P16" style:family="paragraph" style:parent-style-name="Standard">
      <style:text-properties officeooo:rsid="00162c99" officeooo:paragraph-rsid="00162c99"/>
    </style:style>
    <style:style style:name="P17" style:family="paragraph" style:parent-style-name="Standard">
      <style:text-properties officeooo:rsid="00162c99" officeooo:paragraph-rsid="001b53b8"/>
    </style:style>
    <style:style style:name="T1" style:family="text">
      <style:text-properties officeooo:rsid="0006de9b"/>
    </style:style>
    <style:style style:name="T2" style:family="text">
      <style:text-properties officeooo:rsid="0009bfa6"/>
    </style:style>
    <style:style style:name="T3" style:family="text">
      <style:text-properties officeooo:rsid="000c0c5b"/>
    </style:style>
    <style:style style:name="T4" style:family="text">
      <style:text-properties officeooo:rsid="000e94af"/>
    </style:style>
    <style:style style:name="T5" style:family="text">
      <style:text-properties officeooo:rsid="0012f2a1"/>
    </style:style>
    <style:style style:name="T6" style:family="text">
      <style:text-properties officeooo:rsid="0017ee2b"/>
    </style:style>
    <style:style style:name="T7" style:family="text">
      <style:text-properties officeooo:rsid="0020c998"/>
    </style:style>
    <style:style style:name="T8" style:family="text">
      <style:text-properties officeooo:rsid="0021a845"/>
    </style:style>
    <style:style style:name="T9" style:family="text">
      <style:text-properties officeooo:rsid="0046e0d0"/>
    </style:style>
    <style:style style:name="T10" style:family="text">
      <style:text-properties officeooo:rsid="0047f82d"/>
    </style:style>
    <style:style style:name="T11" style:family="text">
      <style:text-properties officeooo:rsid="004f43c3"/>
    </style:style>
    <style:style style:name="T12" style:family="text">
      <style:text-properties officeooo:rsid="00520d5c"/>
    </style:style>
    <style:style style:name="T13" style:family="text">
      <style:text-properties officeooo:rsid="0054895f"/>
    </style:style>
    <style:style style:name="T14" style:family="text">
      <style:text-properties officeooo:rsid="005678b3"/>
    </style:style>
    <style:style style:name="T15" style:family="text">
      <style:text-properties officeooo:rsid="005c36da"/>
    </style:style>
    <style:style style:name="T16" style:family="text">
      <style:text-properties officeooo:rsid="005d1335"/>
    </style:style>
    <style:style style:name="T17" style:family="text">
      <style:text-properties officeooo:rsid="007bc631"/>
    </style:style>
    <style:style style:name="T18" style:family="text">
      <style:text-properties officeooo:rsid="007e9707"/>
    </style:style>
    <style:style style:name="T19" style:family="text">
      <style:text-properties officeooo:rsid="007f62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9"/>DOCUMENTATION OF MONITOR APPLICATION </text:p>
      <text:p text:style-name="P1"/>
      <text:p text:style-name="P1"/>
      <text:p text:style-name="P16">Data source of this application</text:p>
      <text:p text:style-name="P17"><text:tab/></text:p>
      <text:p text:style-name="P17">Database system:</text:p>
      <text:p text:style-name="P16"><text:tab/>InfluxDB</text:p>
      <text:p text:style-name="P16"/>
      <text:p text:style-name="P16">Database name:</text:p>
      <text:p text:style-name="P16"><text:tab/>telegraf</text:p>
      <text:p text:style-name="P16"/>
      <text:p text:style-name="P16">Measurements:</text:p>
      <text:p text:style-name="P16"><text:tab/>1.ceph</text:p>
      <text:p text:style-name="P16"><text:tab/>2.ceph_osdmap</text:p>
      <text:p text:style-name="P16"><text:tab/>3.ceph_pgmap</text:p>
      <text:p text:style-name="P16"><text:tab/>4.ceph_pgmap_state</text:p>
      <text:p text:style-name="P16"><text:tab/>5.ceph_pool_stats</text:p>
      <text:p text:style-name="P16"><text:tab/>6.ceph_pool_usage</text:p>
      <text:p text:style-name="P16"><text:tab/>7.ceph_usage</text:p>
      <text:p text:style-name="P16"><text:tab/>8.cpu</text:p>
      <text:p text:style-name="P16"><text:tab/>9.disk</text:p>
      <text:p text:style-name="P16"><text:tab/>10.diskio</text:p>
      <text:p text:style-name="P16"><text:tab/>11.jvm_process</text:p>
      <text:p text:style-name="P16"><text:tab/>12.jvm_threads</text:p>
      <text:p text:style-name="P16"><text:tab/>13.kernel</text:p>
      <text:p text:style-name="P16"><text:tab/>14.mem</text:p>
      <text:p text:style-name="P16"><text:tab/>15.net</text:p>
      <text:p text:style-name="P16"><text:tab/>16.netstat</text:p>
      <text:p text:style-name="P16"><text:tab/>17.ping</text:p>
      <text:p text:style-name="P16"><text:tab/>18.processes</text:p>
      <text:p text:style-name="P16"><text:tab/>19.swap</text:p>
      <text:p text:style-name="P17"><text:tab/>20.system</text:p>
      <text:p text:style-name="P17"/>
      <text:p text:style-name="P17"><text:span text:style-name="T6">Fields:</text:span></text:p>
      <text:p text:style-name="P17"><text:tab/><text:span text:style-name="T6">1.usage_guest</text:span></text:p>
      <text:p text:style-name="P16"><text:tab/><text:span text:style-name="T6">2.usage_guest_nice</text:span></text:p>
      <text:p text:style-name="P16"><text:tab/><text:span text:style-name="T6">3.usage_idle</text:span></text:p>
      <text:p text:style-name="P16"><text:tab/><text:span text:style-name="T6">4.usage_iowait</text:span></text:p>
      <text:p text:style-name="P16"><text:tab/><text:span text:style-name="T6">5.usage_irq</text:span></text:p>
      <text:p text:style-name="P16"><text:tab/><text:span text:style-name="T6">6.usage_nice</text:span></text:p>
      <text:p text:style-name="P16"><text:tab/><text:span text:style-name="T6">7.usage_softirq</text:span></text:p>
      <text:p text:style-name="P16"><text:tab/><text:span text:style-name="T6">8.usage_steal</text:span></text:p>
      <text:p text:style-name="P16"><text:tab/><text:span text:style-name="T6">9.usage_system</text:span></text:p>
      <text:p text:style-name="P16"><text:tab/><text:span text:style-name="T6">10.usage_user</text:span></text:p>
      <text:p text:style-name="P16"/>
      <text:p text:style-name="P1"/>
      <text:p text:style-name="P1"/>
      <text:p text:style-name="P1"/>
      <text:p text:style-name="P1"/>
      <text:p text:style-name="P1"/>
      <text:p text:style-name="P1"><text:soft-page-break/>Api for Application UI pages</text:p>
      <text:p text:style-name="P1"/>
      <text:p text:style-name="P1">(1)'/index'</text:p>
      <text:p text:style-name="P1"><text:tab/>output: </text:p>
      <text:p text:style-name="P1"><text:tab/><text:tab/>render home page of Application</text:p>
      <text:p text:style-name="P1"><text:tab/><text:span text:style-name="T1">example:</text:span></text:p>
      <text:p text:style-name="P4"><text:tab/><text:tab/><text:a xlink:type="simple" xlink:href="http://127.0.0.1:8000/index" text:style-name="Internet_20_link" text:visited-style-name="Visited_20_Internet_20_Link"><text:span text:style-name="T2">http://127.0.0.1:8000/index</text:span></text:a></text:p>
      <text:p text:style-name="P4"/>
      <text:p text:style-name="P4"/>
      <text:p text:style-name="P1">(2)'/stats_by_host/&lt;int:page_no&gt;'</text:p>
      <text:p text:style-name="P1"><text:tab/>input parameter: </text:p>
      <text:p text:style-name="P1"><text:tab/><text:tab/>page number of pagination</text:p>
      <text:p text:style-name="P1"><text:tab/>output: </text:p>
      <text:p text:style-name="P1"><text:tab/><text:tab/>render page containing all servers with several graphs</text:p>
      <text:p text:style-name="P1"><text:tab/><text:span text:style-name="T3">example:</text:span></text:p>
      <text:p text:style-name="P4"><text:tab/><text:tab/><text:a xlink:type="simple" xlink:href="http://127.0.0.1:8000/stats_by_host/0" text:style-name="Internet_20_link" text:visited-style-name="Visited_20_Internet_20_Link"><text:span text:style-name="T3">http://127.0.0.1:8000/stats_by_host/</text:span></text:a><text:span text:style-name="T3">0</text:span></text:p>
      <text:p text:style-name="P15"/>
      <text:p text:style-name="P15"/>
      <text:p text:style-name="P1">(3)'/all_graph_by_host/&lt;host_name&gt;'</text:p>
      <text:p text:style-name="P1"><text:tab/>input parameter: </text:p>
      <text:p text:style-name="P1"><text:tab/><text:tab/>host or server name</text:p>
      <text:p text:style-name="P1"><text:tab/>output: </text:p>
      <text:p text:style-name="P1"><text:tab/><text:tab/>render page containing all graphs of a specific server</text:p>
      <text:p text:style-name="P1"><text:tab/><text:span text:style-name="T4">example:</text:span></text:p>
      <text:p text:style-name="P3"><text:tab/><text:tab/><text:a xlink:type="simple" xlink:href="http://127.0.0.1:8000/all_graph_by_host/cephmonnode1.devops.allcolo.com" text:style-name="Internet_20_link" text:visited-style-name="Visited_20_Internet_20_Link"><text:span text:style-name="T4">http://127.0.0.1:8000/all_graph_by_host/cephmonnode1.devops.allcolo.com</text:span></text:a></text:p>
      <text:p text:style-name="P3"/>
      <text:p text:style-name="P1"/>
      <text:p text:style-name="P1">(4)'/detail_graph_by_host/&lt;host_name&gt;/&lt;measurement&gt;' </text:p>
      <text:p text:style-name="P2"><text:tab/>input parameter: </text:p>
      <text:p text:style-name="P2"><text:tab/><text:tab/>1.host or server name</text:p>
      <text:p text:style-name="P1"><text:tab/><text:tab/>2.single measurement name of influxdb</text:p>
      <text:p text:style-name="P2"><text:tab/>output: </text:p>
      <text:p text:style-name="P2"><text:tab/><text:tab/>render page containing detail graph of a server's specific type of metric data</text:p>
      <text:p text:style-name="P2"><text:tab/>description: </text:p>
      <text:p text:style-name="P2"><text:tab/><text:tab/>graph of this page shows real and forecast data. user can choose different field of a <text:tab/><text:tab/>single measurement, various statistical forecasting model and 10 to 100 prediction <text:tab/><text:tab/>point. </text:p>
      <text:p text:style-name="P2"><text:tab/><text:span text:style-name="T5">example:</text:span></text:p>
      <text:p text:style-name="P4"><text:tab/><text:tab/><text:a xlink:type="simple" xlink:href="http://127.0.0.1:8000/detail_graph_by_host/cephmonnode1.devops.allcolo.com/cpu" text:style-name="Internet_20_link" text:visited-style-name="Visited_20_Internet_20_Link"><text:span text:style-name="T5">http://127.0.0.1:8000/detail_graph_by_host/cephmonnode1.devops.allcolo.com/cpu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Api for dynamic request to application for getting data</text:p>
      <text:p text:style-name="P1"/>
      <text:p text:style-name="P1">CPU module:</text:p>
      <text:p text:style-name="P1"/>
      <text:p text:style-name="P1">(1)'/api/v1/cpu_data/&lt;host_name&gt;/&lt;field_name&gt;'</text:p>
      <text:p text:style-name="P4"><text:tab/>input parameter: </text:p>
      <text:p text:style-name="P4"><text:tab/><text:tab/>1.host name </text:p>
      <text:p text:style-name="P4"><text:tab/><text:tab/>2. field name of cpu measurement</text:p>
      <text:p text:style-name="P4"><text:tab/>output: </text:p>
      <text:p text:style-name="P4"><text:tab/><text:tab/>return previous 7 days data from influxdb in json format</text:p>
      <text:p text:style-name="P4"><text:tab/>description:</text:p>
      <text:p text:style-name="P4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4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cpu_data/cephmonnode1.devops.allcolo.com/usage_system</text:span></text:a></text:p>
      <text:p text:style-name="P5"/>
      <text:p text:style-name="P5"/>
      <text:p text:style-name="P1">(2)'/api/v1/cpu_data_details/&lt;host_name&gt;/&lt;field_name&gt;/&lt;from_date&gt;/&lt;to_date&gt;'</text:p>
      <text:p text:style-name="P5"><text:tab/>input parameter:</text:p>
      <text:p text:style-name="P5"><text:tab/><text:tab/>1.host name </text:p>
      <text:p text:style-name="P5"><text:tab/><text:tab/>2.field name </text:p>
      <text:p text:style-name="P5"><text:tab/><text:tab/>3.start time </text:p>
      <text:p text:style-name="P5"><text:tab/><text:tab/>4. end time</text:p>
      <text:p text:style-name="P5"><text:tab/>output:</text:p>
      <text:p text:style-name="P5"><text:tab/><text:tab/>return specific time interval data from influxdb in json format where time interval is <text:tab/><text:tab/>set by the arguments from_ date and to_date</text:p>
      <text:p text:style-name="P5"><text:tab/>description:</text:p>
      <text:p text:style-name="P5"><text:tab/><text:tab/>when a user brushes the graph in client side this api is called.</text:p>
      <text:p text:style-name="P5"><text:tab/><text:span text:style-name="T7">example:</text:span></text:p>
      <text:p text:style-name="P6"><text:a xlink:type="simple" xlink:href="http://127.0.0.1:8000/api/v1/cpu_data/cephmonnode1.devops.allcolo.com/usage_system" text:style-name="Internet_20_link" text:visited-style-name="Visited_20_Internet_20_Link"><text:span text:style-name="T5">http://127.0.0.1:8000/api/v1/cpu_data_details/cephmonnode1.devops.allcolo.com/usage_system/</text:span></text:a><text:span text:style-name="T5">2017-07-01 10:00:00/2017-07-01 09:00:00</text:span></text:p>
      <text:p text:style-name="P6"/>
      <text:p text:style-name="P6"/>
      <text:p text:style-name="P1">(3)'/api/v1/cpu_data_forcast/&lt;algorithm&gt;/&lt;int:number_of_prediction&gt;'</text:p>
      <text:p text:style-name="P6"><text:tab/>input parameter: </text:p>
      <text:p text:style-name="P6"><text:tab/><text:tab/>1.name of a forecasting algorithm </text:p>
      <text:p text:style-name="P6"><text:tab/><text:tab/>2.number of prediction point to be farecast</text:p>
      <text:p text:style-name="P6"><text:tab/>output:</text:p>
      <text:p text:style-name="P6"><text:tab/><text:tab/>return forecast data to client in json format</text:p>
      <text:p text:style-name="P6"><text:tab/>description:</text:p>
      <text:p text:style-name="P6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"/>
      <text:p text:style-name="P7"><text:tab/><text:span text:style-name="T8">Example:</text:span></text:p>
      <text:p text:style-name="P7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cpu_data_forecast/arima/10</text:span></text:a></text:p>
      <text:p text:style-name="P1"><text:soft-page-break/>DISK module:</text:p>
      <text:p text:style-name="P1"/>
      <text:p text:style-name="P8">(1)'/api/v1/<text:span text:style-name="T9">disk</text:span>_data/&lt;host_name&gt;/&lt;field_name&gt;'</text:p>
      <text:p text:style-name="P8"><text:tab/>input parameter: </text:p>
      <text:p text:style-name="P8"><text:tab/><text:tab/>1.host name </text:p>
      <text:p text:style-name="P8"><text:tab/><text:tab/>2. field name of <text:span text:style-name="T9">disk</text:span> measurement</text:p>
      <text:p text:style-name="P8"><text:tab/>output: </text:p>
      <text:p text:style-name="P8"><text:tab/><text:tab/>return previous 7 days data from influxdb in json format</text:p>
      <text:p text:style-name="P8"><text:tab/>description:</text:p>
      <text:p text:style-name="P8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8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disk_data/cephmonnode1.devops.allcolo.com/usage_system</text:span></text:a></text:p>
      <text:p text:style-name="P8"/>
      <text:p text:style-name="P8"/>
      <text:p text:style-name="P8">(2)'/api/v1/<text:span text:style-name="T10">disk</text:span>_data_details/&lt;host_name&gt;/&lt;field_name&gt;/&lt;from_date&gt;/&lt;to_date&gt;'</text:p>
      <text:p text:style-name="P8"><text:tab/>input parameter:</text:p>
      <text:p text:style-name="P8"><text:tab/><text:tab/>1.host name </text:p>
      <text:p text:style-name="P8"><text:tab/><text:tab/>2.field name </text:p>
      <text:p text:style-name="P8"><text:tab/><text:tab/>3.start time </text:p>
      <text:p text:style-name="P8"><text:tab/><text:tab/>4. end time</text:p>
      <text:p text:style-name="P8"><text:tab/>output:</text:p>
      <text:p text:style-name="P8"><text:tab/><text:tab/>return specific time interval data from influxdb in json format where time interval is <text:tab/><text:tab/>set by the arguments from_ date and to_date</text:p>
      <text:p text:style-name="P8"><text:tab/>description:</text:p>
      <text:p text:style-name="P8"><text:tab/><text:tab/>when a user brushes the graph in client side this api is called.</text:p>
      <text:p text:style-name="P8"><text:tab/><text:span text:style-name="T7">example:</text:span></text:p>
      <text:p text:style-name="P8"><text:a xlink:type="simple" xlink:href="http://127.0.0.1:8000/api/v1/cpu_data/cephmonnode1.devops.allcolo.com/usage_system" text:style-name="Internet_20_link" text:visited-style-name="Visited_20_Internet_20_Link"><text:span text:style-name="T5">http://127.0.0.1:8000/api/v1/disk_data_details/cephmonnode1.devops.allcolo.com/usage_system/</text:span></text:a><text:span text:style-name="T5">2017-07-01 10:00:00/2017-07-01 09:00:00</text:span></text:p>
      <text:p text:style-name="P8"/>
      <text:p text:style-name="P8"/>
      <text:p text:style-name="P8">(3)'/api/v1/<text:span text:style-name="T10">disk</text:span>_data_forcast/&lt;algorithm&gt;/&lt;int:number_of_prediction&gt;'</text:p>
      <text:p text:style-name="P8"><text:tab/>input parameter: </text:p>
      <text:p text:style-name="P8"><text:tab/><text:tab/>1.name of a forecasting algorithm </text:p>
      <text:p text:style-name="P8"><text:tab/><text:tab/>2.number of prediction point to be farecast</text:p>
      <text:p text:style-name="P8"><text:tab/>output:</text:p>
      <text:p text:style-name="P8"><text:tab/><text:tab/>return forecast data to client in json format</text:p>
      <text:p text:style-name="P8"><text:tab/>description:</text:p>
      <text:p text:style-name="P8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8"/>
      <text:p text:style-name="P8"><text:tab/><text:span text:style-name="T8">Example:</text:span></text:p>
      <text:p text:style-name="P8"><text:span text:style-name="T8"><text:tab/><text:tab/></text:span><text:a xlink:type="simple" xlink:href="http://127.0.0.1:8000/api/v1/disk_data_forecast/arima/20" text:style-name="Internet_20_link" text:visited-style-name="Visited_20_Internet_20_Link"><text:span text:style-name="T8">http://127.0.0.1:8000/api/v1/disk_data_forecast/arima/20</text:span></text:a></text:p>
      <text:p text:style-name="P8"/>
      <text:p text:style-name="P1"/>
      <text:p text:style-name="P1"><text:soft-page-break/>DISKIO module:</text:p>
      <text:p text:style-name="P1"/>
      <text:p text:style-name="P9">(1)'/api/v1/<text:span text:style-name="T9">diskio</text:span>_data/&lt;host_name&gt;/&lt;field_name&gt;'</text:p>
      <text:p text:style-name="P9"><text:tab/>input parameter: </text:p>
      <text:p text:style-name="P9"><text:tab/><text:tab/>1.host name </text:p>
      <text:p text:style-name="P9"><text:tab/><text:tab/>2. field name of <text:span text:style-name="T9">diskio</text:span> measurement</text:p>
      <text:p text:style-name="P9"><text:tab/>output: </text:p>
      <text:p text:style-name="P9"><text:tab/><text:tab/>return previous 7 days data from influxdb in json format</text:p>
      <text:p text:style-name="P9"><text:tab/>description:</text:p>
      <text:p text:style-name="P9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9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diskio_data/cephmonnode1.devops.allcolo.com/usage_system</text:span></text:a></text:p>
      <text:p text:style-name="P9"/>
      <text:p text:style-name="P9"/>
      <text:p text:style-name="P9">(2)'/api/v1/<text:span text:style-name="T10">diskio</text:span>_data_details/&lt;host_name&gt;/&lt;field_name&gt;/&lt;from_date&gt;/&lt;to_date&gt;'</text:p>
      <text:p text:style-name="P9"><text:tab/>input parameter:</text:p>
      <text:p text:style-name="P9"><text:tab/><text:tab/>1.host name </text:p>
      <text:p text:style-name="P9"><text:tab/><text:tab/>2.field name </text:p>
      <text:p text:style-name="P9"><text:tab/><text:tab/>3.start time </text:p>
      <text:p text:style-name="P9"><text:tab/><text:tab/>4. end time</text:p>
      <text:p text:style-name="P9"><text:tab/>output:</text:p>
      <text:p text:style-name="P9"><text:tab/><text:tab/>return specific time interval data from influxdb in json format where time interval is <text:tab/><text:tab/>set by the arguments from_ date and to_date</text:p>
      <text:p text:style-name="P9"><text:tab/>description:</text:p>
      <text:p text:style-name="P9"><text:tab/><text:tab/>when a user brushes the graph in client side this api is called.</text:p>
      <text:p text:style-name="P9"><text:tab/><text:span text:style-name="T7">example:</text:span></text:p>
      <text:p text:style-name="P9"><text:a xlink:type="simple" xlink:href="http://127.0.0.1:8000/api/v1/cpu_data/cephmonnode1.devops.allcolo.com/usage_system" text:style-name="Internet_20_link" text:visited-style-name="Visited_20_Internet_20_Link"><text:span text:style-name="T5">http://127.0.0.1:8000/api/v1/diskio_data_details/cephmonnode1.devops.allcolo.com/usage_system/</text:span></text:a><text:span text:style-name="T5">2017-07-01 10:00:00/2017-07-01 09:00:00</text:span></text:p>
      <text:p text:style-name="P9"/>
      <text:p text:style-name="P9"/>
      <text:p text:style-name="P9">(3)'/api/v1/<text:span text:style-name="T10">diskio</text:span>_data_forcast/&lt;algorithm&gt;/&lt;int:number_of_prediction&gt;'</text:p>
      <text:p text:style-name="P9"><text:tab/>input parameter: </text:p>
      <text:p text:style-name="P9"><text:tab/><text:tab/>1.name of a forecasting algorithm </text:p>
      <text:p text:style-name="P9"><text:tab/><text:tab/>2.number of prediction point to be farecast</text:p>
      <text:p text:style-name="P9"><text:tab/>output:</text:p>
      <text:p text:style-name="P9"><text:tab/><text:tab/>return forecast data to client in json format</text:p>
      <text:p text:style-name="P9"><text:tab/>description:</text:p>
      <text:p text:style-name="P9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9"/>
      <text:p text:style-name="P9"><text:tab/><text:span text:style-name="T8">Example:</text:span></text:p>
      <text:p text:style-name="P9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diskio_data_forecast/arima/</text:span></text:a><text:span text:style-name="T8">30</text:span></text:p>
      <text:p text:style-name="P1"/>
      <text:p text:style-name="P1"/>
      <text:p text:style-name="P1"><text:soft-page-break/>KERNEL module:</text:p>
      <text:p text:style-name="P1"/>
      <text:p text:style-name="P10">(1)'/api/v1/<text:span text:style-name="T11">kernel</text:span>_data/&lt;host_name&gt;/&lt;field_name&gt;'</text:p>
      <text:p text:style-name="P10"><text:tab/>input parameter: </text:p>
      <text:p text:style-name="P10"><text:tab/><text:tab/>1.host name </text:p>
      <text:p text:style-name="P10"><text:tab/><text:tab/>2. field name of <text:span text:style-name="T9">kernel</text:span> measurement</text:p>
      <text:p text:style-name="P10"><text:tab/>output: </text:p>
      <text:p text:style-name="P10"><text:tab/><text:tab/>return previous 7 days data from influxdb in json format</text:p>
      <text:p text:style-name="P10"><text:tab/>description:</text:p>
      <text:p text:style-name="P10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10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kernel_data/cephmonnode1.devops.allcolo.com/usage_system</text:span></text:a></text:p>
      <text:p text:style-name="P10"/>
      <text:p text:style-name="P10"/>
      <text:p text:style-name="P10">(2)'/api/v1/<text:span text:style-name="T12">kernel</text:span>_data_details/&lt;host_name&gt;/&lt;field_name&gt;/&lt;from_date&gt;/&lt;to_date&gt;'</text:p>
      <text:p text:style-name="P10"><text:tab/>input parameter:</text:p>
      <text:p text:style-name="P10"><text:tab/><text:tab/>1.host name </text:p>
      <text:p text:style-name="P10"><text:tab/><text:tab/>2.field name </text:p>
      <text:p text:style-name="P10"><text:tab/><text:tab/>3.start time </text:p>
      <text:p text:style-name="P10"><text:tab/><text:tab/>4. end time</text:p>
      <text:p text:style-name="P10"><text:tab/>output:</text:p>
      <text:p text:style-name="P10"><text:tab/><text:tab/>return specific time interval data from influxdb in json format where time interval is <text:tab/><text:tab/>set by the arguments from_ date and to_date</text:p>
      <text:p text:style-name="P10"><text:tab/>description:</text:p>
      <text:p text:style-name="P10"><text:tab/><text:tab/>when a user brushes the graph in client side this api is called.</text:p>
      <text:p text:style-name="P10"><text:tab/><text:span text:style-name="T7">example:</text:span></text:p>
      <text:p text:style-name="P10"><text:a xlink:type="simple" xlink:href="http://127.0.0.1:8000/api/v1/cpu_data/cephmonnode1.devops.allcolo.com/usage_system" text:style-name="Internet_20_link" text:visited-style-name="Visited_20_Internet_20_Link"><text:span text:style-name="T5">http://127.0.0.1:8000/api/v1/kernel_data_details/cephmonnode1.devops.allcolo.com/usage_system/</text:span></text:a><text:span text:style-name="T5">2017-07-01 10:00:00/2017-07-01 09:00:00</text:span></text:p>
      <text:p text:style-name="P10"/>
      <text:p text:style-name="P10"/>
      <text:p text:style-name="P10">(3)'/api/v1/<text:span text:style-name="T12">kernel</text:span>_data_forcast/&lt;algorithm&gt;/&lt;int:number_of_prediction&gt;'</text:p>
      <text:p text:style-name="P10"><text:tab/>input parameter: </text:p>
      <text:p text:style-name="P10"><text:tab/><text:tab/>1.name of a forecasting algorithm </text:p>
      <text:p text:style-name="P10"><text:tab/><text:tab/>2.number of prediction point to be farecast</text:p>
      <text:p text:style-name="P10"><text:tab/>output:</text:p>
      <text:p text:style-name="P10"><text:tab/><text:tab/>return forecast data to client in json format</text:p>
      <text:p text:style-name="P10"><text:tab/>description:</text:p>
      <text:p text:style-name="P10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0"/>
      <text:p text:style-name="P10"><text:tab/><text:span text:style-name="T8">Example:</text:span></text:p>
      <text:p text:style-name="P10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kernel_data_forecast/arima/</text:span></text:a><text:span text:style-name="T8">30</text:span></text:p>
      <text:p text:style-name="P10"/>
      <text:p text:style-name="P1"/>
      <text:p text:style-name="P1"><text:soft-page-break/>MEM module:</text:p>
      <text:p text:style-name="P1"/>
      <text:p text:style-name="P11">(1)'/api/v1/<text:span text:style-name="T12">mem</text:span>_data/&lt;host_name&gt;/&lt;field_name&gt;'</text:p>
      <text:p text:style-name="P11"><text:tab/>input parameter: </text:p>
      <text:p text:style-name="P11"><text:tab/><text:tab/>1.host name </text:p>
      <text:p text:style-name="P11"><text:tab/><text:tab/>2. field name of <text:span text:style-name="T12">mem</text:span> measurement</text:p>
      <text:p text:style-name="P11"><text:tab/>output: </text:p>
      <text:p text:style-name="P11"><text:tab/><text:tab/>return previous 7 days data from influxdb in json format</text:p>
      <text:p text:style-name="P11"><text:tab/>description:</text:p>
      <text:p text:style-name="P11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11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mem_data/cephmonnode1.devops.allcolo.com/usage_system</text:span></text:a></text:p>
      <text:p text:style-name="P11"/>
      <text:p text:style-name="P11"/>
      <text:p text:style-name="P11">(2)'/api/v1/<text:span text:style-name="T12">mem</text:span>_data_details/&lt;host_name&gt;/&lt;field_name&gt;/&lt;from_date&gt;/&lt;to_date&gt;'</text:p>
      <text:p text:style-name="P11"><text:tab/>input parameter:</text:p>
      <text:p text:style-name="P11"><text:tab/><text:tab/>1.host name </text:p>
      <text:p text:style-name="P11"><text:tab/><text:tab/>2.field name </text:p>
      <text:p text:style-name="P11"><text:tab/><text:tab/>3.start time </text:p>
      <text:p text:style-name="P11"><text:tab/><text:tab/>4. end time</text:p>
      <text:p text:style-name="P11"><text:tab/>output:</text:p>
      <text:p text:style-name="P11"><text:tab/><text:tab/>return specific time interval data from influxdb in json format where time interval is <text:tab/><text:tab/>set by the arguments from_ date and to_date</text:p>
      <text:p text:style-name="P11"><text:tab/>description:</text:p>
      <text:p text:style-name="P11"><text:tab/><text:tab/>when a user brushes the graph in client side this api is called.</text:p>
      <text:p text:style-name="P11"><text:tab/><text:span text:style-name="T7">example:</text:span></text:p>
      <text:p text:style-name="P11"><text:a xlink:type="simple" xlink:href="http://127.0.0.1:8000/api/v1/cpu_data/cephmonnode1.devops.allcolo.com/usage_system" text:style-name="Internet_20_link" text:visited-style-name="Visited_20_Internet_20_Link"><text:span text:style-name="T5">http://127.0.0.1:8000/api/v1/mem_data_details/cephmonnode1.devops.allcolo.com/usage_system/</text:span></text:a><text:span text:style-name="T5">2017-07-01 10:00:00/2017-07-01 09:00:00</text:span></text:p>
      <text:p text:style-name="P11"/>
      <text:p text:style-name="P11"/>
      <text:p text:style-name="P11">(3)'/api/v1/<text:span text:style-name="T13">mem</text:span>_data_forcast/&lt;algorithm&gt;/&lt;int:number_of_prediction&gt;'</text:p>
      <text:p text:style-name="P11"><text:tab/>input parameter: </text:p>
      <text:p text:style-name="P11"><text:tab/><text:tab/>1.name of a forecasting algorithm </text:p>
      <text:p text:style-name="P11"><text:tab/><text:tab/>2.number of prediction point to be farecast</text:p>
      <text:p text:style-name="P11"><text:tab/>output:</text:p>
      <text:p text:style-name="P11"><text:tab/><text:tab/>return forecast data to client in json format</text:p>
      <text:p text:style-name="P11"><text:tab/>description:</text:p>
      <text:p text:style-name="P11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1"/>
      <text:p text:style-name="P11"><text:tab/><text:span text:style-name="T8">Example:</text:span></text:p>
      <text:p text:style-name="P11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mem_data_forecast/arima/</text:span></text:a><text:span text:style-name="T8">30</text:span></text:p>
      <text:p text:style-name="P11"/>
      <text:p text:style-name="P1"/>
      <text:p text:style-name="P1"><text:soft-page-break/>NET module:</text:p>
      <text:p text:style-name="P1"/>
      <text:p text:style-name="P12">(1)'/api/v1/<text:span text:style-name="T14">net</text:span>_data/&lt;host_name&gt;/&lt;field_name&gt;'</text:p>
      <text:p text:style-name="P12"><text:tab/>input parameter: </text:p>
      <text:p text:style-name="P12"><text:tab/><text:tab/>1.host name </text:p>
      <text:p text:style-name="P12"><text:tab/><text:tab/>2. field name of <text:span text:style-name="T14">net</text:span> measurement</text:p>
      <text:p text:style-name="P12"><text:tab/>output: </text:p>
      <text:p text:style-name="P12"><text:tab/><text:tab/>return previous 7 days data from influxdb in json format</text:p>
      <text:p text:style-name="P12"><text:tab/>description:</text:p>
      <text:p text:style-name="P12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12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net_data/cephmonnode1.devops.allcolo.com/usage_system</text:span></text:a></text:p>
      <text:p text:style-name="P12"/>
      <text:p text:style-name="P12"/>
      <text:p text:style-name="P12">(2)'/api/v1/<text:span text:style-name="T15">net</text:span>_data_details/&lt;host_name&gt;/&lt;field_name&gt;/&lt;from_date&gt;/&lt;to_date&gt;'</text:p>
      <text:p text:style-name="P12"><text:tab/>input parameter:</text:p>
      <text:p text:style-name="P12"><text:tab/><text:tab/>1.host name </text:p>
      <text:p text:style-name="P12"><text:tab/><text:tab/>2.field name </text:p>
      <text:p text:style-name="P12"><text:tab/><text:tab/>3.start time </text:p>
      <text:p text:style-name="P12"><text:tab/><text:tab/>4. end time</text:p>
      <text:p text:style-name="P12"><text:tab/>output:</text:p>
      <text:p text:style-name="P12"><text:tab/><text:tab/>return specific time interval data from influxdb in json format where time interval is <text:tab/><text:tab/>set by the arguments from_ date and to_date</text:p>
      <text:p text:style-name="P12"><text:tab/>description:</text:p>
      <text:p text:style-name="P12"><text:tab/><text:tab/>when a user brushes the graph in client side this api is called.</text:p>
      <text:p text:style-name="P12"><text:tab/><text:span text:style-name="T7">example:</text:span></text:p>
      <text:p text:style-name="P12"><text:a xlink:type="simple" xlink:href="http://127.0.0.1:8000/api/v1/cpu_data/cephmonnode1.devops.allcolo.com/usage_system" text:style-name="Internet_20_link" text:visited-style-name="Visited_20_Internet_20_Link"><text:span text:style-name="T5">http://127.0.0.1:8000/api/v1/net_data_details/cephmonnode1.devops.allcolo.com/usage_system/</text:span></text:a><text:span text:style-name="T5">2017-07-01 10:00:00/2017-07-01 09:00:00</text:span></text:p>
      <text:p text:style-name="P12"/>
      <text:p text:style-name="P12"/>
      <text:p text:style-name="P12">(3)'/api/v1/<text:span text:style-name="T15">net</text:span>_data_forcast/&lt;algorithm&gt;/&lt;int:number_of_prediction&gt;'</text:p>
      <text:p text:style-name="P12"><text:tab/>input parameter: </text:p>
      <text:p text:style-name="P12"><text:tab/><text:tab/>1.name of a forecasting algorithm </text:p>
      <text:p text:style-name="P12"><text:tab/><text:tab/>2.number of prediction point to be farecast</text:p>
      <text:p text:style-name="P12"><text:tab/>output:</text:p>
      <text:p text:style-name="P12"><text:tab/><text:tab/>return forecast data to client in json format</text:p>
      <text:p text:style-name="P12"><text:tab/>description:</text:p>
      <text:p text:style-name="P12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2"/>
      <text:p text:style-name="P12"><text:tab/><text:span text:style-name="T8">Example:</text:span></text:p>
      <text:p text:style-name="P12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net_data_forecast/arima/</text:span></text:a><text:span text:style-name="T8">30</text:span></text:p>
      <text:p text:style-name="P12"/>
      <text:p text:style-name="P1"/>
      <text:p text:style-name="P1"><text:soft-page-break/>PROCESSES module:</text:p>
      <text:p text:style-name="P13"/>
      <text:p text:style-name="P13">(1)'/api/v1/<text:span text:style-name="T15">processses</text:span>_data/&lt;host_name&gt;/&lt;field_name&gt;'</text:p>
      <text:p text:style-name="P13"><text:tab/>input parameter: </text:p>
      <text:p text:style-name="P13"><text:tab/><text:tab/>1.host name </text:p>
      <text:p text:style-name="P13"><text:tab/><text:tab/>2. field name of <text:span text:style-name="T15">processes</text:span> measurement</text:p>
      <text:p text:style-name="P13"><text:tab/>output: </text:p>
      <text:p text:style-name="P13"><text:tab/><text:tab/>return previous 7 days data from influxdb in json format</text:p>
      <text:p text:style-name="P13"><text:tab/>description:</text:p>
      <text:p text:style-name="P13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13"><text:tab/><text:span text:style-name="T5">example:<text:tab/><text:tab/><text:tab/><text:tab/> <text:s text:c="3"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processes_data/cephmonnode1.devops.allcolo.com/usage_system</text:span></text:a></text:p>
      <text:p text:style-name="P13"/>
      <text:p text:style-name="P13"/>
      <text:p text:style-name="P13">(2)'/api/v1/<text:span text:style-name="T16">processes</text:span>_data_details/&lt;host_name&gt;/&lt;field_name&gt;/&lt;from_date&gt;/&lt;to_date&gt;'</text:p>
      <text:p text:style-name="P13"><text:tab/>input parameter:</text:p>
      <text:p text:style-name="P13"><text:tab/><text:tab/>1.host name </text:p>
      <text:p text:style-name="P13"><text:tab/><text:tab/>2.field name </text:p>
      <text:p text:style-name="P13"><text:tab/><text:tab/>3.start time </text:p>
      <text:p text:style-name="P13"><text:tab/><text:tab/>4. end time</text:p>
      <text:p text:style-name="P13"><text:tab/>output:</text:p>
      <text:p text:style-name="P13"><text:tab/><text:tab/>return specific time interval data from influxdb in json format where time interval is <text:tab/><text:tab/>set by the arguments from_ date and to_date</text:p>
      <text:p text:style-name="P13"><text:tab/>description:</text:p>
      <text:p text:style-name="P13"><text:tab/><text:tab/>when a user brushes the graph in client side this api is called.</text:p>
      <text:p text:style-name="P13"><text:tab/><text:span text:style-name="T7">example:</text:span></text:p>
      <text:p text:style-name="P13"><text:a xlink:type="simple" xlink:href="http://127.0.0.1:8000/api/v1/cpu_data/cephmonnode1.devops.allcolo.com/usage_system" text:style-name="Internet_20_link" text:visited-style-name="Visited_20_Internet_20_Link"><text:span text:style-name="T5">http://127.0.0.1:8000/api/v1/processes_data_details/cephmonnode1.devops.allcolo.com/usage_system/</text:span></text:a><text:span text:style-name="T5">2017-07-01 10:00:00/2017-07-01 09:00:00</text:span></text:p>
      <text:p text:style-name="P13"/>
      <text:p text:style-name="P13"/>
      <text:p text:style-name="P13">(3)'/api/v1/<text:span text:style-name="T16">processes</text:span>_data_forcast/&lt;algorithm&gt;/&lt;int:number_of_prediction&gt;'</text:p>
      <text:p text:style-name="P13"><text:tab/>input parameter: </text:p>
      <text:p text:style-name="P13"><text:tab/><text:tab/>1.name of a forecasting algorithm </text:p>
      <text:p text:style-name="P13"><text:tab/><text:tab/>2.number of prediction point to be farecast</text:p>
      <text:p text:style-name="P13"><text:tab/>output:</text:p>
      <text:p text:style-name="P13"><text:tab/><text:tab/>return forecast data to client in json format</text:p>
      <text:p text:style-name="P13"><text:tab/>description:</text:p>
      <text:p text:style-name="P13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3"/>
      <text:p text:style-name="P13"><text:tab/><text:span text:style-name="T8">Example:</text:span></text:p>
      <text:p text:style-name="P13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processes_data_forecast/arima/</text:span></text:a><text:span text:style-name="T8">30</text:span></text:p>
      <text:p text:style-name="P1"/>
      <text:p text:style-name="P1"/>
      <text:p text:style-name="P1"><text:soft-page-break/>SYSTEM module:</text:p>
      <text:p text:style-name="P14"/>
      <text:p text:style-name="P14">(1)'/api/v1/<text:span text:style-name="T17">system</text:span>_data/&lt;host_name&gt;/&lt;field_name&gt;'</text:p>
      <text:p text:style-name="P14"><text:tab/>input parameter: </text:p>
      <text:p text:style-name="P14"><text:tab/><text:tab/>1.host name </text:p>
      <text:p text:style-name="P14"><text:tab/><text:tab/>2. field name of <text:span text:style-name="T18">system</text:span> measurement</text:p>
      <text:p text:style-name="P14"><text:tab/>output: </text:p>
      <text:p text:style-name="P14"><text:tab/><text:tab/>return previous 7 days data from influxdb in json format</text:p>
      <text:p text:style-name="P14"><text:tab/>description:</text:p>
      <text:p text:style-name="P14"><text:tab/><text:tab/>here the underneath function executes a query to influxdb where measurement is cpu, <text:tab/><text:tab/>field name and host name come from argument.Time duration is deafault 7 days(no <text:tab/><text:tab/>significance reason for 7 days)</text:p>
      <text:p text:style-name="P14"><text:tab/><text:span text:style-name="T5">example:<text:tab/><text:tab/><text:tab/><text:tab/> <text:s text:c="3"/><text:tab/><text:tab/></text:span><text:a xlink:type="simple" xlink:href="http://127.0.0.1:8000/api/v1/cpu_data/cephmonnode1.devops.allcolo.com/usage_system" text:style-name="Internet_20_link" text:visited-style-name="Visited_20_Internet_20_Link"><text:span text:style-name="T5">http://127.0.0.1:8000/api/v1/system_data/cephmonnode1.devops.allcolo.com/usage_system</text:span></text:a></text:p>
      <text:p text:style-name="P14"/>
      <text:p text:style-name="P14"/>
      <text:p text:style-name="P14">(2)'/api/v1/<text:span text:style-name="T19">system</text:span>_data_details/&lt;host_name&gt;/&lt;field_name&gt;/&lt;from_date&gt;/&lt;to_date&gt;'</text:p>
      <text:p text:style-name="P14"><text:tab/>input parameter:</text:p>
      <text:p text:style-name="P14"><text:tab/><text:tab/>1.host name </text:p>
      <text:p text:style-name="P14"><text:tab/><text:tab/>2.field name </text:p>
      <text:p text:style-name="P14"><text:tab/><text:tab/>3.start time </text:p>
      <text:p text:style-name="P14"><text:tab/><text:tab/>4. end time</text:p>
      <text:p text:style-name="P14"><text:tab/>output:</text:p>
      <text:p text:style-name="P14"><text:tab/><text:tab/>return specific time interval data from influxdb in json format where time interval is <text:tab/><text:tab/>set by the arguments from_ date and to_date</text:p>
      <text:p text:style-name="P14"><text:tab/>description:</text:p>
      <text:p text:style-name="P14"><text:tab/><text:tab/>when a user brushes the graph in client side this api is called.</text:p>
      <text:p text:style-name="P14"><text:tab/><text:span text:style-name="T7">example:</text:span></text:p>
      <text:p text:style-name="P14"><text:a xlink:type="simple" xlink:href="http://127.0.0.1:8000/api/v1/cpu_data/cephmonnode1.devops.allcolo.com/usage_system" text:style-name="Internet_20_link" text:visited-style-name="Visited_20_Internet_20_Link"><text:span text:style-name="T5">http://127.0.0.1:8000/api/v1/system_data_details/cephmonnode1.devops.allcolo.com/usage_system/</text:span></text:a><text:span text:style-name="T5">2017-07-01 10:00:00/2017-07-01 09:00:00</text:span></text:p>
      <text:p text:style-name="P14"/>
      <text:p text:style-name="P14"/>
      <text:p text:style-name="P14">(3)'/api/v1/<text:span text:style-name="T19">system</text:span>_data_forcast/&lt;algorithm&gt;/&lt;int:number_of_prediction&gt;'</text:p>
      <text:p text:style-name="P14"><text:tab/>input parameter: </text:p>
      <text:p text:style-name="P14"><text:tab/><text:tab/>1.name of a forecasting algorithm </text:p>
      <text:p text:style-name="P14"><text:tab/><text:tab/>2.number of prediction point to be farecast</text:p>
      <text:p text:style-name="P14"><text:tab/>output:</text:p>
      <text:p text:style-name="P14"><text:tab/><text:tab/>return forecast data to client in json format</text:p>
      <text:p text:style-name="P14"><text:tab/>description:</text:p>
      <text:p text:style-name="P14"><text:tab/><text:tab/>When a user request for forecast data by providing field name, forecsting algorithm <text:tab/><text:tab/>name and number of prediction point then this api is called. The underneath function <text:tab/><text:tab/>retrieve the previous query from session and get data from influxdb. After that one of <text:tab/><text:tab/>the forecasting algorithm is applied to these data and forecast data is produced.This <text:tab/><text:tab/>api can handle 5 types forecasting model.Thses are ARIMA, AR, MA, HOLT and <text:tab/><text:tab/>HOLTWINTER. Finally the api return forecast data to client.</text:p>
      <text:p text:style-name="P14"/>
      <text:p text:style-name="P14"><text:tab/><text:span text:style-name="T8">Example:</text:span></text:p>
      <text:p text:style-name="P14"><text:span text:style-name="T8"><text:tab/><text:tab/></text:span><text:a xlink:type="simple" xlink:href="http://127.0.0.1:8000/api/v1/cpu_data/cephmonnode1.devops.allcolo.com/usage_system" text:style-name="Internet_20_link" text:visited-style-name="Visited_20_Internet_20_Link"><text:span text:style-name="T8">http://127.0.0.1:8000/api/v1/sytem_data_forecast/arima/</text:span></text:a><text:span text:style-name="T8">100</text:span></text:p>
      <text:p text:style-name="P1"><text:s text:c="2"/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57:21.469936618</meta:creation-date>
    <dc:date>2018-02-12T12:58:12.600174148</dc:date>
    <meta:editing-duration>PT1H50M7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0" meta:paragraph-count="328" meta:word-count="1884" meta:character-count="16206" meta:non-whitespace-character-count="13920"/>
  </office:meta>
</office:document-meta>
</file>